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</text:p>
      <text:p text:style-name="P1"/>
      <text:p text:style-name="P3"><text:span text:style-name="T1">Date:</text:span> 08/29/13</text:p>
      <text:p text:style-name="P3"><text:span text:style-name="T1">Time:</text:span> 10:55am – 11:10am</text:p>
      <text:p text:style-name="P2">Meeting Agenda:</text:p>
      <text:list xml:id="list56911216" text:style-name="L1">
        <text:list-item>
          <text:p text:style-name="P4">Made decision on the creation of a Facebook group to be the central point of communication outside of class.</text:p>
        </text:list-item>
        <text:list-item>
          <text:p text:style-name="P4">Everyone should post the “Team Formations” information on Facebook group.</text:p>
        </text:list-item>
        <text:list-item>
          <text:p text:style-name="P4">Would discuss on Tuesday when Phase I work would be done.</text:p>
        </text:list-item>
      </text:list>
      <text:p text:style-name="P3"/>
      <text:p text:style-name="P3"><text:span text:style-name="T1">Date:</text:span> 09/03/13</text:p>
      <text:p text:style-name="P3"><text:span text:style-name="T1">Time:</text:span> 10:55am – 11:05am</text:p>
      <text:p text:style-name="P2">Meeting Agenda:</text:p>
      <text:list xml:id="list1921351036" text:style-name="L3">
        <text:list-item>
          <text:p text:style-name="P5">Began to delegate assignments that would be done on Phase I</text:p>
        </text:list-item>
        <text:list-item>
          <text:p text:style-name="P5">Agreed to meet at 7:30 on 09/04/13 to work on Phase I material</text:p>
        </text:list-item>
      </text:list>
      <text:p text:style-name="P3"/>
      <text:p text:style-name="P3"><text:span text:style-name="T1">Date:</text:span> 09/04/13</text:p>
      <text:p text:style-name="P3"><text:span text:style-name="T1">Time:</text:span> 07:30pm – 10:45pm</text:p>
      <text:p text:style-name="P2">Meeting Agenda:</text:p>
      <text:list xml:id="list1339442027" text:style-name="L4">
        <text:list-item>
          <text:p text:style-name="P6">Did majority of work putting together the Phase I document to be handed in for class on 09/05/13.</text:p>
        </text:list-item>
        <text:list-item>
          <text:p text:style-name="P6">Made Web Map</text:p>
          <text:list>
            <text:list-item>
              <text:p text:style-name="P6">Divided up the UI work on the pages among the group</text:p>
            </text:list-item>
          </text:list>
        </text:list-item>
        <text:list-item>
          <text:p text:style-name="P6">Discussed discrepancies and variances in description and documented</text:p>
        </text:list-item>
        <text:list-item>
          <text:p text:style-name="P6">Compiled the final document for hand-in </text:p>
        </text:list-item>
      </text:list>
      <text:p text:style-name="P3"/>
      <text:p text:style-name="P1">Task Decomposition</text:p>
      <text:p text:style-name="P2">Andrew Zurn</text:p>
      <text:list xml:id="list826420259" text:style-name="L5">
        <text:list-item>
          <text:p text:style-name="P7">Compiled meeting minutes</text:p>
        </text:list-item>
        <text:list-item>
          <text:p text:style-name="P7">Made Web Map of system</text:p>
        </text:list-item>
        <text:list-item>
          <text:p text:style-name="P7">Completed UI for:</text:p>
          <text:list>
            <text:list-item>
              <text:p text:style-name="P7">Leave Feedback</text:p>
            </text:list-item>
            <text:list-item>
              <text:p text:style-name="P7">Rate As Seller</text:p>
            </text:list-item>
            <text:list-item>
              <text:p text:style-name="P7">Rate As Buyer</text:p>
            </text:list-item>
            <text:list-item>
              <text:p text:style-name="P7">Rate Buyer</text:p>
            </text:list-item>
            <text:list-item>
              <text:p text:style-name="P7">Rate Seller</text:p>
            </text:list-item>
          </text:list>
        </text:list-item>
      </text:list>
      <text:p text:style-name="P2">Matt Scherber</text:p>
      <text:list xml:id="list1632468981" text:style-name="L9">
        <text:list-item>
          <text:p text:style-name="P10">Compiled the final document to be handed in.</text:p>
        </text:list-item>
        <text:list-item>
          <text:p text:style-name="P10">Created Facebook group</text:p>
        </text:list-item>
        <text:list-item>
          <text:p text:style-name="P10">Completed UI for:</text:p>
          <text:list>
            <text:list-item>
              <text:p text:style-name="P10">Login</text:p>
            </text:list-item>
            <text:list-item>
              <text:p text:style-name="P10">Admin Management</text:p>
            </text:list-item>
            <text:list-item>
              <text:p text:style-name="P10">Admin User Management</text:p>
            </text:list-item>
            <text:list-item>
              <text:p text:style-name="P10">Reports</text:p>
            </text:list-item>
            <text:list-item>
              <text:p text:style-name="P10">Sales Summary</text:p>
            </text:list-item>
            <text:list-item>
              <text:p text:style-name="P10">Commission Report</text:p>
            </text:list-item>
            <text:list-item>
              <text:p text:style-name="P10"><text:soft-page-break/>User Management</text:p>
            </text:list-item>
            <text:list-item>
              <text:p text:style-name="P10">Buyer Feedback</text:p>
            </text:list-item>
            <text:list-item>
              <text:p text:style-name="P10">Seller Feedback</text:p>
            </text:list-item>
          </text:list>
        </text:list-item>
      </text:list>
      <text:p text:style-name="P2">Michael Schoenberg</text:p>
      <text:list xml:id="list1770676863" text:style-name="L10">
        <text:list-item>
          <text:p text:style-name="P11">Compiled a list of the problem's we found within the system discription.</text:p>
        </text:list-item>
      </text:list>
      <text:list xml:id="list1493256177" text:style-name="L7">
        <text:list-item>
          <text:p text:style-name="P8">Completed UI for:</text:p>
          <text:list>
            <text:list-item>
              <text:p text:style-name="P8">Bidding Management</text:p>
            </text:list-item>
            <text:list-item>
              <text:p text:style-name="P8">Search Item</text:p>
            </text:list-item>
            <text:list-item>
              <text:p text:style-name="P8">Search Results</text:p>
            </text:list-item>
            <text:list-item>
              <text:p text:style-name="P8">Bid on Item</text:p>
            </text:list-item>
            <text:list-item>
              <text:p text:style-name="P8">Seller Info</text:p>
            </text:list-item>
            <text:list-item>
              <text:p text:style-name="P8">Buyer Info</text:p>
            </text:list-item>
            <text:list-item>
              <text:p text:style-name="P8">Check Status</text:p>
            </text:list-item>
            <text:list-item>
              <text:p text:style-name="P8">Seller Feedback</text:p>
            </text:list-item>
          </text:list>
        </text:list-item>
      </text:list>
      <text:p text:style-name="P2">David Wee</text:p>
      <text:list xml:id="list70562692" text:style-name="L8">
        <text:list-item>
          <text:p text:style-name="P9">Completed UI for:</text:p>
          <text:list>
            <text:list-item>
              <text:p text:style-name="P9">Update Profile</text:p>
            </text:list-item>
            <text:list-item>
              <text:p text:style-name="P9">Selling Management</text:p>
            </text:list-item>
            <text:list-item>
              <text:p text:style-name="P9">List Items</text:p>
            </text:list-item>
            <text:list-item>
              <text:p text:style-name="P9">Item Info</text:p>
            </text:list-item>
            <text:list-item>
              <text:p text:style-name="P9">Bidder List</text:p>
            </text:list-item>
            <text:list-item>
              <text:p text:style-name="P9">Rate Buyer</text:p>
            </text:list-item>
            <text:list-item>
              <text:p text:style-name="P9">Add It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09-04T19:30:59</meta:creation-date>
    <dc:date>2013-09-04T22:14:14</dc:date>
    <dc:creator>Andrew Zurn</dc:creator>
    <meta:editing-duration>PT2H28M5S</meta:editing-duration>
    <meta:editing-cycles>4</meta:editing-cycles>
    <meta:generator>LibreOffice/3.4$Unix LibreOffice_project/340m1$Build-502</meta:generator>
    <meta:document-statistic meta:table-count="0" meta:image-count="0" meta:object-count="0" meta:page-count="2" meta:paragraph-count="63" meta:word-count="297" meta:character-count="1533" meta:non-whitespace-character-count="1346"/>
  </office:meta>
</office:document-meta>
</file>